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an Helvey</text:p>
      <text:p text:style-name="P1">N12031782</text:p>
      <text:p text:style-name="P2">User Guide</text:p>
      <text:p text:style-name="P2"/>
      <text:p text:style-name="P3">How to use the program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ean Helvey</meta:initial-creator>
    <meta:creation-date>2011-12-18T08:34:35</meta:creation-date>
    <dc:date>2011-12-18T08:42:10</dc:date>
    <dc:creator>Sean Helvey</dc:creator>
    <meta:editing-duration>PT6M55S</meta:editing-duration>
    <meta:editing-cycles>2</meta:editing-cycles>
    <meta:generator>OpenOffice.org/3.3$Unix OpenOffice.org_project/330m20$Build-9567</meta:generator>
    <meta:document-statistic meta:table-count="0" meta:image-count="0" meta:object-count="0" meta:page-count="1" meta:paragraph-count="4" meta:word-count="10" meta:character-count="52"/>
  </office:meta>
</office:document-meta>
</file>